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$ cd Desktop/doc_base</text:p>
      <text:p text:style-name="Standard">$ python33 doclib.pyc</text:p>
      <text:p text:style-name="Standard">Enter filenames to catalog, one per line.</text:p>
      <text:p text:style-name="Standard">(enter a blank line when done)</text:p>
      <text:p text:style-name="Standard">File: moby_dick_5</text:p>
      <text:p text:style-name="Standard">File: moby_dick_4</text:p>
      <text:p text:style-name="Standard">File: moby_dick_3</text:p>
      <text:p text:style-name="Standard">File: moby_dick_2</text:p>
      <text:p text:style-name="Standard">File: moby_dick_1</text:p>
      <text:p text:style-name="Standard">File: 1</text:p>
      <text:p text:style-name="Standard">Sorry. Unable to open file/read file '{}' 1</text:p>
      <text:p text:style-name="Standard">File: 2</text:p>
      <text:p text:style-name="Standard">Sorry. Unable to open file/read file '{}' 2</text:p>
      <text:p text:style-name="Standard">File: 3</text:p>
      <text:p text:style-name="Standard">Sorry. Unable to open file/read file '{}' 3</text:p>
      <text:p text:style-name="Standard">File: NOTICE ERROR</text:p>
      <text:p text:style-name="Standard">Sorry. Unable to open file/read file '{}' NOTICE ERROR</text:p>
      <text:p text:style-name="Standard">File: </text:p>
      <text:p text:style-name="Standard"></text:p>
      <text:p text:style-name="Standard">List of Titles in DocLib:</text:p>
      <text:p text:style-name="Standard">moby_dick_1</text:p>
      <text:p text:style-name="Standard">moby_dick_2</text:p>
      <text:p text:style-name="Standard">moby_dick_3</text:p>
      <text:p text:style-name="Standard">moby_dick_4</text:p>
      <text:p text:style-name="Standard">moby_dick_5</text:p>
      <text:p text:style-name="Standard"></text:p>
      <text:p text:style-name="Standard"></text:p>
      <text:p text:style-name="Standard">Ready to search. <text:s/>Enter search terms, one per line.</text:p>
      <text:p text:style-name="Standard">Enter a blank line to end.</text:p>
      <text:p text:style-name="Standard">Term: Queequeg</text:p>
      <text:p text:style-name="Standard">Containing files are:</text:p>
      <text:p text:style-name="Standard">moby_dick_5</text:p>
      <text:p text:style-name="Standard">moby_dick_4</text:p>
      <text:p text:style-name="Standard">moby_dick_3</text:p>
      <text:p text:style-name="Standard"></text:p>
      <text:p text:style-name="Standard">Sample report:</text:p>
      <text:p text:style-name="Standard">Document: moby_dick_5</text:p>
      <text:p text:style-name="Standard">----------------------------------------</text:p>
      <text:p text:style-name="Standard"><text:s text:c="3"/>35) <text:s/>show a cheek like Queequeg? which, barred with various tints,</text:p>
      <text:p text:style-name="Standard">----------------------------------------</text:p>
      <text:p text:style-name="Standard"><text:s text:c="3"/>68) <text:s/>But as for Queequeg--why, Queequeg sat there among them--</text:p>
      <text:p text:style-name="Standard">========================================</text:p>
      <text:p text:style-name="Standard">Document: moby_dick_4</text:p>
      <text:p text:style-name="Standard">----------------------------------------</text:p>
      <text:p text:style-name="Standard"><text:s text:c="3"/>18) <text:s/>of weight and pressure that I could tell that Queequeg was hugging me.</text:p>
      <text:p text:style-name="Standard">----------------------------------------</text:p>
      <text:p text:style-name="Standard"><text:s text:c="3"/>83) <text:s/>"Queequeg!--in the name of goodness, Queequeg, wake!" <text:s/>At length,</text:p>
      <text:p text:style-name="Standard">----------------------------------------</text:p>
      <text:p text:style-name="Standard"><text:s text:c="2"/>100) <text:s/>Thinks I, Queequeg, under the circumstances, this is a very</text:p>
      <text:p text:style-name="Standard"><text:soft-page-break/>----------------------------------------</text:p>
      <text:p text:style-name="Standard"><text:s text:c="2"/>104) <text:s/>compliment to Queequeg, because he treated me with so much</text:p>
      <text:p text:style-name="Standard">----------------------------------------</text:p>
      <text:p text:style-name="Standard"><text:s text:c="2"/>108) <text:s/>Nevertheless, a man like Queequeg you don't see every day,</text:p>
      <text:p text:style-name="Standard">----------------------------------------</text:p>
      <text:p text:style-name="Standard"><text:s text:c="2"/>119) <text:s/>But Queequeg, do you see, was a creature in the transition state--</text:p>
      <text:p text:style-name="Standard">----------------------------------------</text:p>
      <text:p text:style-name="Standard"><text:s text:c="2"/>136) <text:s/>Queequeg made, staving about with little else but his hat and boots on;</text:p>
      <text:p text:style-name="Standard">----------------------------------------</text:p>
      <text:p text:style-name="Standard"><text:s text:c="2"/>140) <text:s/>the morning any Christian would have washed his face; but Queequeg,</text:p>
      <text:p text:style-name="Standard">----------------------------------------</text:p>
      <text:p text:style-name="Standard"><text:s text:c="2"/>150) <text:s/>Thinks I, Queequeg, this is using Rogers's best cutlery with a vengeance.</text:p>
      <text:p text:style-name="Standard">========================================</text:p>
      <text:p text:style-name="Standard">Document: moby_dick_3</text:p>
      <text:p text:style-name="Standard">----------------------------------------</text:p>
      <text:p text:style-name="Standard"><text:s text:c="2"/>577) <text:s/>"Don't be afraid now," said he, grinning again, "Queequeg here wouldn't</text:p>
      <text:p text:style-name="Standard">----------------------------------------</text:p>
      <text:p text:style-name="Standard"><text:s text:c="2"/>585) <text:s/>Queequeg, look here--you sabbee me, I sabbee--you this man</text:p>
      <text:p text:style-name="Standard">----------------------------------------</text:p>
      <text:p text:style-name="Standard"><text:s text:c="2"/>588) <text:s/>"Me sabbee plenty"--grunted Queequeg, puffing away at his pipe</text:p>
      <text:p text:style-name="Standard">----------------------------------------</text:p>
      <text:p text:style-name="Standard"><text:s text:c="2"/>606) <text:s/>This being told to Queequeg, he at once complied, and again politely</text:p>
      <text:p text:style-name="Standard">========================================</text:p>
      <text:p text:style-name="Standard"></text:p>
      <text:p text:style-name="Standard">Term: Queequeg's</text:p>
      <text:p text:style-name="Standard">Containing files are:</text:p>
      <text:p text:style-name="Standard">moby_dick_5</text:p>
      <text:p text:style-name="Standard">moby_dick_4</text:p>
      <text:p text:style-name="Standard"></text:p>
      <text:p text:style-name="Standard">Sample report:</text:p>
      <text:p text:style-name="Standard">Document: moby_dick_5</text:p>
      <text:p text:style-name="Standard">----------------------------------------</text:p>
      <text:p text:style-name="Standard"><text:s text:c="3"/>79) <text:s/>We will not speak of all Queequeg's peculiarities here;</text:p>
      <text:p text:style-name="Standard">========================================</text:p>
      <text:p text:style-name="Standard">Document: moby_dick_4</text:p>
      <text:p text:style-name="Standard">----------------------------------------</text:p>
      <text:p text:style-name="Standard"><text:s text:c="4"/>6) <text:s/>Upon waking next morning about daylight, I found Queequeg's arm</text:p>
      <text:p text:style-name="Standard">----------------------------------------</text:p>
      <text:p text:style-name="Standard"><text:s text:c="3"/>70) <text:s/>up and seeing Queequeg's pagan arm thrown round me.</text:p>
      <text:p text:style-name="Standard">========================================</text:p>
      <text:p text:style-name="Standard"></text:p>
      <text:p text:style-name="Standard">Term: notInFile</text:p>
      <text:p text:style-name="Standard">Term not found</text:p>
      <text:p text:style-name="Standard"></text:p>
      <text:p text:style-name="Standard">Term: </text:p>
      <text:p text:style-name="Standard"></text:p>
      <text:p text:style-name="Standard">Enter a Document to query.</text:p>
      <text:p text:style-name="Standard">Enter blank line to quit.</text:p>
      <text:p text:style-name="Standard">Document name: <text:s/>moby_dick_1</text:p>
      <text:p text:style-name="Standard"><text:soft-page-break/>Term to look up in 'moby_dick_1' or ENTER to quit: Queequeg</text:p>
      <text:p text:style-name="Standard">How many pre/post lines in each context? 2</text:p>
      <text:p text:style-name="Standard"></text:p>
      <text:p text:style-name="Standard">No entries for 'Queequeg' in 'moby_dick_1'</text:p>
      <text:p text:style-name="Standard"></text:p>
      <text:p text:style-name="Standard">Term to look up in 'moby_dick_1' or ENTER to quit: hats</text:p>
      <text:p text:style-name="Standard">How many pre/post lines in each context? 2</text:p>
      <text:p text:style-name="Standard">----------------------------------------</text:p>
      <text:p text:style-name="Standard"><text:s text:c="3"/>16) <text:s/>that it requires a strong moral principle to prevent me from</text:p>
      <text:p text:style-name="Standard"><text:s text:c="3"/>17) <text:s/>deliberately stepping into the street, and methodically knocking</text:p>
      <text:p text:style-name="Standard"><text:s text:c="3"/>18) <text:s/>people's hats off--then, I account it high time to get to sea</text:p>
      <text:p text:style-name="Standard"><text:s text:c="3"/>19) <text:s/>as soon as I can. <text:s/>This is my substitute for pistol and ball.</text:p>
      <text:p text:style-name="Standard"><text:s text:c="3"/>20) <text:s/>With a philosophical flourish Cato throws himself upon his sword;</text:p>
      <text:p text:style-name="Standard">Term to look up in 'moby_dick_1' or ENTER to quit: </text:p>
      <text:p text:style-name="Standard"></text:p>
      <text:p text:style-name="Standard">New document name or ENTER to quit: <text:s/>moby_dick_2</text:p>
      <text:p text:style-name="Standard">Term to look up in 'moby_dick_2' or ENTER to quit: Bedford</text:p>
      <text:p text:style-name="Standard">How many pre/post lines in each context? 2</text:p>
      <text:p text:style-name="Standard">----------------------------------------</text:p>
      <text:p text:style-name="Standard"><text:s text:c="4"/>5) <text:s/>I stuffed a shirt or two into my old carpet-bag, tucked it under my arm,</text:p>
      <text:p text:style-name="Standard"><text:s text:c="4"/>6) <text:s/>and started for Cape Horn and the Pacific. <text:s/>Quitting the good city</text:p>
      <text:p text:style-name="Standard"><text:s text:c="4"/>7) <text:s/>of old Manhatto, I duly arrived in New Bedford. <text:s/>It was on a Saturday</text:p>
      <text:p text:style-name="Standard"><text:s text:c="4"/>8) <text:s/>night in December. <text:s/>Much was I disappointed upon learning that the little</text:p>
      <text:p text:style-name="Standard"><text:s text:c="4"/>9) <text:s/>packet for Nantucket had already sailed, and that no way of reaching</text:p>
      <text:p text:style-name="Standard">----------------------------------------</text:p>
      <text:p text:style-name="Standard"><text:s text:c="3"/>11) <text:s/></text:p>
      <text:p text:style-name="Standard"><text:s text:c="3"/>12) <text:s/>As most young candidates for the pains and penalties of whaling</text:p>
      <text:p text:style-name="Standard"><text:s text:c="3"/>13) <text:s/>stop at this same New Bedford, thence to embark on their voyage,</text:p>
      <text:p text:style-name="Standard"><text:s text:c="3"/>14) <text:s/>it may as well be related that I, for one, had no idea of so doing.</text:p>
      <text:p text:style-name="Standard"><text:s text:c="3"/>15) <text:s/>For my mind was made up to sail in no other than a Nantucket craft,</text:p>
      <text:p text:style-name="Standard">----------------------------------------</text:p>
      <text:p text:style-name="Standard"><text:s text:c="3"/>16) <text:s/>because there was a fine, boisterous something about everything</text:p>
      <text:p text:style-name="Standard"><text:s text:c="3"/>17) <text:s/>connected with that famous old island, which amazingly pleased me.</text:p>
      <text:p text:style-name="Standard"><text:s text:c="3"/>18) <text:s/>Besides though New Bedford has of late been gradually monopolizing</text:p>
      <text:p text:style-name="Standard"><text:s text:c="3"/>19) <text:s/>the business of whaling, and though in this matter poor old Nantucket</text:p>
      <text:p text:style-name="Standard"><text:s text:c="3"/>20) <text:s/>is now much behind her, yet Nantucket was her great original--</text:p>
      <text:p text:style-name="Standard">----------------------------------------</text:p>
      <text:p text:style-name="Standard"><text:s text:c="3"/>29) <text:s/></text:p>
      <text:p text:style-name="Standard"><text:s text:c="3"/>30) <text:s/>Now having a night, a day, and still another night following before me</text:p>
      <text:p text:style-name="Standard"><text:s text:c="3"/>31) <text:s/>in New Bedford, ere I could embark for my destined port, it became</text:p>
      <text:p text:style-name="Standard"><text:s text:c="3"/>32) <text:s/>a matter of concernment where I was to eat and sleep meanwhile.</text:p>
      <text:p text:style-name="Standard"><text:s text:c="3"/>33) <text:s/>It was a very dubious-looking, nay, a very dark and dismal night,</text:p>
      <text:p text:style-name="Standard">Term to look up in 'moby_dick_2' or ENTER to quit: </text:p>
      <text:p text:style-name="Standard"></text:p>
      <text:p text:style-name="Standard">New document name or ENTER to quit: <text:s/></text:p>
      <text:p text:style-name="Standard">$ </text:p>
      <text:p text:style-name="Standard">$ </text:p>
      <text:p text:style-name="Standard">$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ey Bladow</meta:initial-creator>
    <meta:creation-date>2013-10-30T12:07:16</meta:creation-date>
    <dc:date>2013-10-30T12:19:06</dc:date>
    <dc:creator>Casey Bladow</dc:creator>
    <meta:editing-duration>P0D</meta:editing-duration>
    <meta:editing-cycles>1</meta:editing-cycles>
    <meta:document-statistic meta:table-count="0" meta:image-count="0" meta:object-count="0" meta:page-count="3" meta:paragraph-count="146" meta:word-count="786" meta:character-count="5742" meta:non-whitespace-character-count="4763"/>
    <meta:generator>LibreOffice/3.5$Linux_X86_64 LibreOffice_project/350m1$Build-2</meta:generator>
  </office:meta>
</office:document-meta>
</file>